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svg:stroke-color="#cc0000" draw:textarea-vertical-align="middle"/>
    </style:style>
    <style:style style:name="gr3" style:family="graphic" style:parent-style-name="standard">
      <style:graphic-properties svg:stroke-color="#009900" draw:fill-color="#009900" draw:textarea-vertical-align="middle"/>
    </style:style>
    <style:style style:name="gr4" style:family="graphic" style:parent-style-name="standard">
      <style:graphic-properties svg:stroke-color="#0000cc" draw:textarea-vertical-align="middle"/>
    </style:style>
    <style:style style:name="gr5" style:family="graphic" style:parent-style-name="standard">
      <style:graphic-properties svg:stroke-color="#ffff00" draw:textarea-vertical-align="middle"/>
    </style:style>
    <style:style style:name="gr6" style:family="graphic" style:parent-style-name="standard">
      <style:graphic-properties svg:stroke-color="#0099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07cm"/>
    </style:style>
    <style:style style:name="gr8" style:family="graphic" style:parent-style-name="standard">
      <style:graphic-properties draw:stroke="none" svg:stroke-color="#000000" draw:fill="none" draw:fill-color="#ffffff" fo:min-height="2.11cm"/>
    </style:style>
    <style:style style:name="gr9" style:family="graphic" style:parent-style-name="standard">
      <style:graphic-properties draw:stroke="none" svg:stroke-color="#000000" draw:fill="none" draw:fill-color="#ffffff" fo:min-height="0.704cm"/>
    </style:style>
    <style:style style:name="gr10" style:family="graphic" style:parent-style-name="standard">
      <style:graphic-properties draw:stroke="none" svg:stroke-color="#000000" draw:fill="none" draw:fill-color="#ffffff" fo:min-height="0.831cm"/>
    </style:style>
    <style:style style:name="gr11" style:family="graphic" style:parent-style-name="standard">
      <style:graphic-properties svg:stroke-color="#ff66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1.889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measurelines" svg:width="0.762cm" svg:height="0.762cm" svg:x="10.77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measurelines" svg:width="0.762cm" svg:height="0.762cm" svg:x="3.15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measurelines" svg:width="0.762cm" svg:height="0.762cm" svg:x="18.526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measurelines" svg:width="0.762cm" svg:height="0.762cm" svg:x="15.859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measurelines" svg:width="0.762cm" svg:height="0.762cm" svg:x="6.96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762cm" svg:height="0.762cm" svg:x="6.969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measurelines" svg:width="0.762cm" svg:height="0.762cm" svg:x="6.969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measurelines" svg:width="0.762cm" svg:height="0.762cm" svg:x="10.77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measurelines" svg:width="0.762cm" svg:height="0.762cm" svg:x="18.39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measurelines" svg:x1="2.651cm" svg:y1="2.27cm" svg:x2="6.969cm" svg:y2="2.27cm" draw:start-shape="id1" draw:start-glue-point="10" draw:end-shape="id2" draw:end-glue-point="6" svg:d="M2651 2270h4318" svg:viewBox="0 0 4319 1">
          <text:p/>
        </draw:connector>
        <draw:connector draw:style-name="gr2" draw:text-style-name="P1" draw:layer="measurelines" svg:x1="7.731cm" svg:y1="2.27cm" svg:x2="11.16cm" svg:y2="3.159cm" draw:start-shape="id2" draw:start-glue-point="10" draw:end-shape="id3" draw:end-glue-point="4" svg:d="M7731 2270h3429v889" svg:viewBox="0 0 3430 890">
          <text:p/>
        </draw:connector>
        <draw:connector draw:style-name="gr3" draw:text-style-name="P2" draw:layer="measurelines" svg:x1="11.541cm" svg:y1="3.54cm" svg:x2="18.526cm" svg:y2="3.413cm" draw:start-shape="id3" draw:start-glue-point="10" draw:end-shape="id4" draw:end-glue-point="6" svg:d="M11541 3540h3493v-127h3492" svg:viewBox="0 0 6986 128">
          <text:p/>
        </draw:connector>
        <draw:connector draw:style-name="gr4" draw:text-style-name="P1" draw:layer="measurelines" svg:x1="2.27cm" svg:y1="2.651cm" svg:x2="3.54cm" svg:y2="8.112cm" draw:start-shape="id1" draw:start-glue-point="8" draw:end-shape="id5" draw:end-glue-point="4" svg:d="M2270 2651v2731h1270v2730" svg:viewBox="0 0 1271 5462">
          <text:p/>
        </draw:connector>
        <draw:connector draw:style-name="gr4" draw:text-style-name="P1" draw:layer="measurelines" svg:x1="7.35cm" svg:y1="2.651cm" svg:x2="7.35cm" svg:y2="5.699cm" draw:start-shape="id2" draw:start-glue-point="8" draw:end-shape="id6" draw:end-glue-point="4" svg:d="M7350 2651v3048" svg:viewBox="0 0 1 3049">
          <text:p/>
        </draw:connector>
        <draw:connector draw:style-name="gr4" draw:text-style-name="P1" draw:layer="measurelines" svg:x1="3.921cm" svg:y1="8.493cm" svg:x2="7.35cm" svg:y2="6.461cm" draw:start-shape="id5" draw:start-glue-point="10" draw:end-shape="id6" draw:end-glue-point="8" svg:d="M3921 8493h3429v-2032" svg:viewBox="0 0 3430 2033">
          <text:p/>
        </draw:connector>
        <draw:connector draw:style-name="gr5" draw:text-style-name="P1" draw:layer="measurelines" svg:x1="11.541cm" svg:y1="6.08cm" svg:x2="15.859cm" svg:y2="8.62cm" draw:start-shape="id7" draw:start-glue-point="10" draw:end-shape="id8" draw:end-glue-point="6" svg:d="M11541 6080h2160v2540h2158" svg:viewBox="0 0 4319 2541">
          <text:p/>
        </draw:connector>
        <draw:connector draw:style-name="gr5" draw:text-style-name="P1" draw:layer="measurelines" svg:x1="16.621cm" svg:y1="8.62cm" svg:x2="18.78cm" svg:y2="7.604cm" draw:start-shape="id8" draw:start-glue-point="10" draw:end-shape="id9" draw:end-glue-point="8" svg:d="M16621 8620h2159v-1016" svg:viewBox="0 0 2160 1017">
          <text:p/>
        </draw:connector>
        <draw:connector draw:style-name="gr6" draw:text-style-name="P1" draw:layer="measurelines" svg:x1="18.907cm" svg:y1="3.794cm" svg:x2="18.78cm" svg:y2="6.842cm" draw:start-shape="id4" draw:start-glue-point="8" draw:end-shape="id9" draw:end-glue-point="4" svg:d="M18907 3794v1525h-127v1523" svg:viewBox="0 0 128 3049">
          <text:p/>
        </draw:connector>
        <draw:frame draw:style-name="gr7" draw:text-style-name="P3" draw:layer="measurelines" svg:width="4.572cm" svg:height="1.657cm" svg:x="15.732cm" svg:y="9.444cm">
          <draw:text-box>
            <text:p>Holly 12,6</text:p>
          </draw:text-box>
        </draw:frame>
        <draw:frame draw:style-name="gr8" draw:text-style-name="P3" draw:layer="measurelines" svg:width="4.572cm" svg:height="2.36cm" svg:x="6.588cm" svg:y="1.127cm">
          <draw:text-box>
            <text:p>Pine 5,1</text:p>
          </draw:text-box>
        </draw:frame>
        <draw:frame draw:style-name="gr9" draw:text-style-name="P3" draw:layer="measurelines" svg:width="3.048cm" svg:height="0.954cm" svg:x="11.414cm" svg:y="6.461cm">
          <draw:text-box>
            <text:p>Elm 8,4</text:p>
          </draw:text-box>
        </draw:frame>
        <draw:frame draw:style-name="gr9" draw:text-style-name="P3" draw:layer="measurelines" svg:width="6.096cm" svg:height="0.954cm" svg:x="7.477cm" svg:y="9.509cm">
          <draw:text-box>
            <text:p>Oak 5,5</text:p>
          </draw:text-box>
        </draw:frame>
        <draw:frame draw:style-name="gr9" draw:text-style-name="P3" draw:layer="measurelines" svg:width="2.921cm" svg:height="0.954cm" svg:x="7.731cm" svg:y="6.523cm">
          <draw:text-box>
            <text:p>Ash 5,4</text:p>
          </draw:text-box>
        </draw:frame>
        <draw:frame draw:style-name="gr9" draw:text-style-name="P3" draw:layer="measurelines" svg:width="3.429cm" svg:height="1.657cm" svg:x="1.381cm" svg:y="9.317cm">
          <draw:text-box>
            <text:p>Redwood 2,6</text:p>
          </draw:text-box>
        </draw:frame>
        <draw:frame draw:style-name="gr7" draw:text-style-name="P3" draw:layer="measurelines" svg:width="4.191cm" svg:height="1.657cm" svg:x="17.002cm" svg:y="1.248cm">
          <draw:text-box>
            <text:p>Palm 14,2</text:p>
          </draw:text-box>
        </draw:frame>
        <draw:frame draw:style-name="gr10" draw:text-style-name="P3" draw:layer="measurelines" svg:width="4.953cm" svg:height="1.081cm" svg:x="11.541cm" svg:y="4.11cm">
          <draw:text-box>
            <text:p>Mahogony 8,2</text:p>
          </draw:text-box>
        </draw:frame>
        <draw:frame draw:style-name="gr7" draw:text-style-name="P3" draw:layer="measurelines" svg:width="2.286cm" svg:height="1.657cm" svg:x="18.78cm" svg:y="7.344cm">
          <draw:text-box>
            <text:p>Cedar 14,5</text:p>
          </draw:text-box>
        </draw:frame>
        <draw:frame draw:style-name="gr8" draw:text-style-name="P3" draw:layer="measurelines" svg:width="3.81cm" svg:height="2.36cm" svg:x="2.651cm" svg:y="1cm">
          <draw:text-box>
            <text:p>Maple1,1</text:p>
          </draw:text-box>
        </draw:frame>
        <draw:connector draw:style-name="gr11" draw:text-style-name="P1" draw:layer="measurelines" svg:x1="7.731cm" svg:y1="6.08cm" svg:x2="10.779cm" svg:y2="6.08cm" draw:start-shape="id6" draw:start-glue-point="10" draw:end-shape="id7" draw:end-glue-point="6" svg:d="M7731 6080h3048" svg:viewBox="0 0 3049 1">
          <text:p/>
        </draw:connector>
        <draw:connector draw:style-name="gr11" draw:text-style-name="P1" draw:layer="measurelines" svg:x1="11.16cm" svg:y1="3.921cm" svg:x2="11.16cm" svg:y2="5.699cm" draw:start-shape="id3" draw:start-glue-point="8" draw:end-shape="id7" draw:end-glue-point="4" svg:d="M11160 3921v1778" svg:viewBox="0 0 1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9:49:59.998920268</meta:creation-date>
    <dc:date>2017-11-02T20:29:00.204581583</dc:date>
    <meta:editing-duration>PT28M26S</meta:editing-duration>
    <meta:editing-cycles>28</meta:editing-cycles>
    <meta:generator>LibreOffice/5.3.6.1$Linux_X86_64 LibreOffice_project/30m0$Build-1</meta:generator>
    <meta:document-statistic meta:object-count="31"/>
  </office:meta>
</office:document-meta>
</file>